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4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7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452" draw:master-page-name="Master1-Layout2-obj-タイトルとコンテンツ" presentation:presentation-page-layout-name="Master1-PPL2">
        <draw:frame draw:id="id63" presentation:style-name="a456" draw:name="タイトル 1" svg:x="0.5in" svg:y="0.30035in" svg:width="9in" svg:height="1.25in" presentation:class="title" presentation:placeholder="false">
          <draw:text-box>
            <text:p text:style-name="a455" text:class-names="" text:cond-style-name=""><text:span text:style-name="a453" text:class-names="">シミュレータ係</text:span><text:span text:style-name="a454" text:class-names=""/></text:p>
          </draw:text-box>
          <svg:desc/>
        </draw:frame>
        <draw:frame draw:id="id64" presentation:style-name="a492" draw:name="コンテンツ プレースホルダ 2" svg:x="0.5in" svg:y="1.75in" svg:width="9in" svg:height="4.94965in" presentation:class="outline" presentation:placeholder="false">
          <draw:text-box>
            <text:list text:style-name="a460">
              <text:list-item>
                <text:p text:style-name="a459" text:class-names="" text:cond-style-name=""><text:span text:style-name="a457" text:class-names="">先週やったこと</text:span><text:span text:style-name="a458" text:class-names=""/></text:p>
              </text:list-item>
            </text:list>
            <text:list text:style-name="a465">
              <text:list-item>
                <text:list text:style-name="a465">
                  <text:list-item>
                    <text:p text:style-name="a464" text:class-names="" text:cond-style-name=""><text:span text:style-name="a461" text:class-names="">FPU</text:span><text:span text:style-name="a462" text:class-names="">のバグ取りのお手伝い</text:span><text:span text:style-name="a463" text:class-names=""/></text:p>
                  </text:list-item>
                </text:list>
              </text:list-item>
            </text:list>
            <text:list text:style-name="a471">
              <text:list-item>
                <text:list text:style-name="a471">
                  <text:list-item>
                    <text:list text:style-name="a471">
                      <text:list-item>
                        <text:p text:style-name="a470" text:class-names="" text:cond-style-name=""><text:span text:style-name="a466" text:class-names="">@</text:span><text:span text:style-name="a467" text:class-names="">garasubo</text:span><text:span text:style-name="a468" text:class-names="">ありがとう！</text:span><text:span text:style-name="a469" text:class-names=""/></text:p>
                      </text:list-item>
                    </text:list>
                  </text:list-item>
                </text:list>
              </text:list-item>
            </text:list>
            <text:list text:style-name="a478">
              <text:list-item>
                <text:list text:style-name="a478">
                  <text:list-item>
                    <text:p text:style-name="a477" text:class-names="" text:cond-style-name=""><text:span text:style-name="a472" text:class-names="">atan</text:span><text:span text:style-name="a473" text:class-names="">（ライブラリ）の実装（途中</text:span><text:span text:style-name="a474" text:class-names="">…</text:span><text:span text:style-name="a475" text:class-names="">）</text:span><text:span text:style-name="a476" text:class-names=""/></text:p>
                  </text:list-item>
                </text:list>
              </text:list-item>
            </text:list>
            <text:list text:style-name="a482">
              <text:list-item>
                <text:p text:style-name="a481" text:class-names="" text:cond-style-name=""><text:span text:style-name="a479" text:class-names="">今週やること</text:span><text:span text:style-name="a480" text:class-names=""/></text:p>
              </text:list-item>
            </text:list>
            <text:list text:style-name="a488">
              <text:list-item>
                <text:list text:style-name="a488">
                  <text:list-item>
                    <text:p text:style-name="a487" text:class-names="" text:cond-style-name=""><text:span text:style-name="a483" text:class-names="">ライブラリの完成</text:span><text:span text:style-name="a484" text:class-names="">(</text:span><text:span text:style-name="a485" text:class-names="">tan,atan</text:span><text:span text:style-name="a486" text:class-names="">)</text:span></text:p>
                  </text:list-item>
                </text:list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/></text:p>
              </text:list-item>
            </text:list>
          </draw:text-box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タイトル スライド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タイトルとコンテンツ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セクション見出し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2 つのコンテンツ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比較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タイトルのみ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白紙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タイトル付きのコンテンツ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タイトル付きの図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タイトルと縦書きテキスト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縦書きタイトルと縦書きテキスト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presentation" style:name="a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8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55556in" style:font-size-asian="0.55556in" style:font-size-complex="0.55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55556in" style:font-size-asian="0.55556in" style:font-size-complex="0.55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5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1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115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5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44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99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8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3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5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94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8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74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5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</office:automatic-styles>
  <office:master-styles>
    <draw:layer-set>
      <draw:layer draw:name="Master1-bg" draw:protected="true"/>
    </draw:layer-set>
    <style:master-page style:name="Master1-Office-テーマ" style:page-layout-name="pageLayout1" draw:style-name="a0">
      <draw:frame draw:id="id0" presentation:style-name="a4" draw:name="タイトル プレースホルダ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マスタ タイトルの書式設定</text:span><text:span text:style-name="a2" text:class-names=""/></text:p>
        </draw:text-box>
        <svg:desc/>
      </draw:frame>
      <draw:frame draw:id="id1" presentation:style-name="a29" draw:name="テキスト プレースホルダ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マスタ テキストの書式設定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8" text:class-names="">第<text:s text:c="1"/></text:span><text:span text:style-name="a9" text:class-names="">2<text:s text:c="1"/></text:span><text:span text:style-name="a10" text:class-names="">レベル</text:span></text:p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p text:style-name="a16" text:class-names="" text:cond-style-name=""><text:span text:style-name="a13" text:class-names="">第<text:s text:c="1"/></text:span><text:span text:style-name="a14" text:class-names="">3<text:s text:c="1"/></text:span><text:span text:style-name="a15" text:class-names="">レベル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18" text:class-names="">第<text:s text:c="1"/></text:span><text:span text:style-name="a19" text:class-names="">4<text:s text:c="1"/></text:span><text:span text:style-name="a20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3" text:class-names="">第<text:s text:c="1"/></text:span><text:span text:style-name="a24" text:class-names="">5<text:s text:c="1"/></text:span><text:span text:style-name="a25" text:class-names="">レベル</text:span><text:span text:style-name="a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34" draw:name="日付プレースホルダ 3" svg:x="0.5in" svg:y="6.95139in" svg:width="2.33333in" svg:height="0.39931in" presentation:class="date-time" presentation:placeholder="false">
        <draw:text-box>
          <text:p text:style-name="a33" text:class-names="" text:cond-style-name=""><text:span text:style-name="a30" text:class-names=""><text:date text:fixed="false" style:data-style-name="a31">2012/11/19</text:date></text:span><text:span text:style-name="a32" text:class-names=""/></text:p>
        </draw:text-box>
        <svg:desc/>
      </draw:frame>
      <draw:frame draw:id="id3" presentation:style-name="a37" draw:name="フッター プレースホルダ 4" svg:x="3.41667in" svg:y="6.95139in" svg:width="3.16667in" svg:height="0.39931in" presentation:class="footer" presentation:placeholder="false">
        <draw:text-box>
          <text:p text:style-name="a36" text:class-names="" text:cond-style-name=""><text:span text:style-name="a35" text:class-names=""/></text:p>
        </draw:text-box>
        <svg:desc/>
      </draw:frame>
      <draw:frame draw:id="id4" presentation:style-name="a41" draw:name="スライド番号プレースホルダ 5" svg:x="7.16667in" svg:y="6.95139in" svg:width="2.33333in" svg:height="0.39931in" presentation:class="page-number" presentation:placeholder="false">
        <draw:text-box>
          <text:p text:style-name="a40" text:class-names="" text:cond-style-name=""><text:span text:style-name="a38" text:class-names=""><text:page-number style:num-format="1" text:fixed="false">&lt;#&gt;</text:page-number></text:span><text:span text:style-name="a39" text:class-names=""/></text:p>
        </draw:text-box>
        <svg:desc/>
      </draw:frame>
    </style:master-page>
    <style:master-page style:name="Master1-Layout1-title-タイトル-スライド" style:page-layout-name="pageLayout1" draw:style-name="a42">
      <draw:frame draw:id="id5" presentation:style-name="a46" draw:name="タイトル 1" svg:x="0.75in" svg:y="2.32986in" svg:width="8.5in" svg:height="1.60764in" presentation:class="title" presentation:placeholder="false">
        <draw:text-box>
          <text:p text:style-name="a45" text:class-names="" text:cond-style-name=""><text:span text:style-name="a43" text:class-names="">マスタ タイトルの書式設定</text:span><text:span text:style-name="a44" text:class-names=""/></text:p>
        </draw:text-box>
        <svg:desc/>
      </draw:frame>
      <draw:frame draw:id="id6" presentation:style-name="a50" draw:name="サブタイトル 2" svg:x="1.5in" svg:y="4.25in" svg:width="7in" svg:height="1.91667in" presentation:class="subtitle" presentation:placeholder="false">
        <draw:text-box>
          <text:p text:style-name="a49" text:class-names="" text:cond-style-name=""><text:span text:style-name="a47" text:class-names="">マスタ サブタイトルの書式設定</text:span><text:span text:style-name="a48" text:class-names=""/></text:p>
        </draw:text-box>
        <svg:desc/>
      </draw:frame>
      <draw:frame draw:id="id7" presentation:style-name="a55" draw:name="日付プレースホルダ 3" svg:x="0.5in" svg:y="6.95139in" svg:width="2.33333in" svg:height="0.39931in" presentation:class="date-time" presentation:placeholder="false">
        <draw:text-box>
          <text:p text:style-name="a54" text:class-names="" text:cond-style-name=""><text:span text:style-name="a51" text:class-names=""><text:date text:fixed="false" style:data-style-name="a52">2012/11/19</text:date></text:span><text:span text:style-name="a53" text:class-names=""/></text:p>
        </draw:text-box>
        <svg:desc/>
      </draw:frame>
      <draw:frame draw:id="id8" presentation:style-name="a58" draw:name="フッター プレースホルダ 4" svg:x="3.41667in" svg:y="6.95139in" svg:width="3.16667in" svg:height="0.39931in" presentation:class="footer" presentation:placeholder="false">
        <draw:text-box>
          <text:p text:style-name="a57" text:class-names="" text:cond-style-name=""><text:span text:style-name="a56" text:class-names=""/></text:p>
        </draw:text-box>
        <svg:desc/>
      </draw:frame>
      <draw:frame draw:id="id9" presentation:style-name="a62" draw:name="スライド番号プレースホルダ 5" svg:x="7.16667in" svg:y="6.95139in" svg:width="2.33333in" svg:height="0.39931in" presentation:class="page-number" presentation:placeholder="false">
        <draw:text-box>
          <text:p text:style-name="a61" text:class-names="" text:cond-style-name=""><text:span text:style-name="a59" text:class-names=""><text:page-number style:num-format="1" text:fixed="false">&lt;#&gt;</text:page-number></text:span><text:span text:style-name="a60" text:class-names=""/></text:p>
        </draw:text-box>
        <svg:desc/>
      </draw:frame>
    </style:master-page>
    <style:master-page style:name="Master1-Layout2-obj-タイトルとコンテンツ" style:page-layout-name="pageLayout1" draw:style-name="a63">
      <draw:frame draw:id="id10" presentation:style-name="a67" draw:name="タイトル 1" svg:x="0.5in" svg:y="0.30035in" svg:width="9in" svg:height="1.25in" presentation:class="title" presentation:placeholder="false">
        <draw:text-box>
          <text:p text:style-name="a66" text:class-names="" text:cond-style-name=""><text:span text:style-name="a64" text:class-names="">マスタ タイトルの書式設定</text:span><text:span text:style-name="a65" text:class-names=""/></text:p>
        </draw:text-box>
        <svg:desc/>
      </draw:frame>
      <draw:frame draw:id="id11" presentation:style-name="a92" draw:name="コンテンツ プレースホルダ 2" svg:x="0.5in" svg:y="1.75in" svg:width="9in" svg:height="4.94965in" presentation:class="object" presentation:placeholder="false">
        <draw:text-box>
          <text:list text:style-name="a70">
            <text:list-item>
              <text:p text:style-name="a69" text:class-names="" text:cond-style-name=""><text:span text:style-name="a68" text:class-names="">マスタ テキストの書式設定</text:span></text:p>
            </text:list-item>
          </text:list>
          <text:list text:style-name="a75">
            <text:list-item>
              <text:list text:style-name="a75">
                <text:list-item>
                  <text:p text:style-name="a74" text:class-names="" text:cond-style-name=""><text:span text:style-name="a71" text:class-names="">第<text:s text:c="1"/></text:span><text:span text:style-name="a72" text:class-names="">2<text:s text:c="1"/></text:span><text:span text:style-name="a73" text:class-names="">レベル</text:span></text:p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p text:style-name="a79" text:class-names="" text:cond-style-name=""><text:span text:style-name="a76" text:class-names="">第<text:s text:c="1"/></text:span><text:span text:style-name="a77" text:class-names="">3<text:s text:c="1"/></text:span><text:span text:style-name="a78" text:class-names="">レベル</text:span></text:p>
                    </text:list-item>
                  </text:list>
                </text:list-item>
              </text:list>
            </text:list-item>
          </text:list>
          <text:list text:style-name="a85">
            <text:list-item>
              <text:list text:style-name="a85">
                <text:list-item>
                  <text:list text:style-name="a85">
                    <text:list-item>
                      <text:list text:style-name="a85">
                        <text:list-item>
                          <text:p text:style-name="a84" text:class-names="" text:cond-style-name=""><text:span text:style-name="a81" text:class-names="">第<text:s text:c="1"/></text:span><text:span text:style-name="a82" text:class-names="">4<text:s text:c="1"/></text:span><text:span text:style-name="a83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list text:style-name="a91">
                        <text:list-item>
                          <text:list text:style-name="a91">
                            <text:list-item>
                              <text:p text:style-name="a90" text:class-names="" text:cond-style-name=""><text:span text:style-name="a86" text:class-names="">第<text:s text:c="1"/></text:span><text:span text:style-name="a87" text:class-names="">5<text:s text:c="1"/></text:span><text:span text:style-name="a88" text:class-names="">レベル</text:span><text:span text:style-name="a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2" presentation:style-name="a97" draw:name="日付プレースホルダ 3" svg:x="0.5in" svg:y="6.95139in" svg:width="2.33333in" svg:height="0.39931in" presentation:class="date-time" presentation:placeholder="false">
        <draw:text-box>
          <text:p text:style-name="a96" text:class-names="" text:cond-style-name=""><text:span text:style-name="a93" text:class-names=""><text:date text:fixed="false" style:data-style-name="a94">2012/11/19</text:date></text:span><text:span text:style-name="a95" text:class-names=""/></text:p>
        </draw:text-box>
        <svg:desc/>
      </draw:frame>
      <draw:frame draw:id="id13" presentation:style-name="a100" draw:name="フッター プレースホルダ 4" svg:x="3.41667in" svg:y="6.95139in" svg:width="3.16667in" svg:height="0.39931in" presentation:class="footer" presentation:placeholder="false">
        <draw:text-box>
          <text:p text:style-name="a99" text:class-names="" text:cond-style-name=""><text:span text:style-name="a98" text:class-names=""/></text:p>
        </draw:text-box>
        <svg:desc/>
      </draw:frame>
      <draw:frame draw:id="id14" presentation:style-name="a104" draw:name="スライド番号プレースホルダ 5" svg:x="7.16667in" svg:y="6.95139in" svg:width="2.33333in" svg:height="0.39931in" presentation:class="page-number" presentation:placeholder="false">
        <draw:text-box>
          <text:p text:style-name="a103" text:class-names="" text:cond-style-name=""><text:span text:style-name="a101" text:class-names=""><text:page-number style:num-format="1" text:fixed="false">&lt;#&gt;</text:page-number></text:span><text:span text:style-name="a102" text:class-names=""/></text:p>
        </draw:text-box>
        <svg:desc/>
      </draw:frame>
    </style:master-page>
    <style:master-page style:name="Master1-Layout3-secHead-セクション見出し" style:page-layout-name="pageLayout1" draw:style-name="a105">
      <draw:frame draw:id="id15" presentation:style-name="a109" draw:name="タイトル 1" svg:x="0.78993in" svg:y="4.81944in" svg:width="8.5in" svg:height="1.48958in" presentation:class="title" presentation:placeholder="false">
        <draw:text-box>
          <text:p text:style-name="a108" text:class-names="" text:cond-style-name=""><text:span text:style-name="a106" text:class-names="">マスタ タイトルの書式設定</text:span><text:span text:style-name="a107" text:class-names=""/></text:p>
        </draw:text-box>
        <svg:desc/>
      </draw:frame>
      <draw:frame draw:id="id16" presentation:style-name="a113" draw:name="テキスト プレースホルダ 2" svg:x="0.78993in" svg:y="3.17882in" svg:width="8.5in" svg:height="1.64062in" presentation:class="outline" presentation:placeholder="false">
        <draw:text-box>
          <text:list text:style-name="a112">
            <text:list-item>
              <text:p text:style-name="a111" text:class-names="" text:cond-style-name=""><text:span text:style-name="a110" text:class-names="">マスタ テキストの書式設定</text:span></text:p>
            </text:list-item>
          </text:list>
        </draw:text-box>
        <svg:desc/>
      </draw:frame>
      <draw:frame draw:id="id17" presentation:style-name="a118" draw:name="日付プレースホルダ 3" svg:x="0.5in" svg:y="6.95139in" svg:width="2.33333in" svg:height="0.39931in" presentation:class="date-time" presentation:placeholder="false">
        <draw:text-box>
          <text:p text:style-name="a117" text:class-names="" text:cond-style-name=""><text:span text:style-name="a114" text:class-names=""><text:date text:fixed="false" style:data-style-name="a115">2012/11/19</text:date></text:span><text:span text:style-name="a116" text:class-names=""/></text:p>
        </draw:text-box>
        <svg:desc/>
      </draw:frame>
      <draw:frame draw:id="id18" presentation:style-name="a121" draw:name="フッター プレースホルダ 4" svg:x="3.41667in" svg:y="6.95139in" svg:width="3.16667in" svg:height="0.39931in" presentation:class="footer" presentation:placeholder="false">
        <draw:text-box>
          <text:p text:style-name="a120" text:class-names="" text:cond-style-name=""><text:span text:style-name="a119" text:class-names=""/></text:p>
        </draw:text-box>
        <svg:desc/>
      </draw:frame>
      <draw:frame draw:id="id19" presentation:style-name="a125" draw:name="スライド番号プレースホルダ 5" svg:x="7.16667in" svg:y="6.95139in" svg:width="2.33333in" svg:height="0.39931in" presentation:class="page-number" presentation:placeholder="false">
        <draw:text-box>
          <text:p text:style-name="a124" text:class-names="" text:cond-style-name=""><text:span text:style-name="a122" text:class-names=""><text:page-number style:num-format="1" text:fixed="false">&lt;#&gt;</text:page-number></text:span><text:span text:style-name="a123" text:class-names=""/></text:p>
        </draw:text-box>
        <svg:desc/>
      </draw:frame>
    </style:master-page>
    <style:master-page style:name="Master1-Layout4-twoObj-2-つのコンテンツ" style:page-layout-name="pageLayout1" draw:style-name="a126">
      <draw:frame draw:id="id20" presentation:style-name="a130" draw:name="タイトル 1" svg:x="0.5in" svg:y="0.30035in" svg:width="9in" svg:height="1.25in" presentation:class="title" presentation:placeholder="false">
        <draw:text-box>
          <text:p text:style-name="a129" text:class-names="" text:cond-style-name=""><text:span text:style-name="a127" text:class-names="">マスタ タイトルの書式設定</text:span><text:span text:style-name="a128" text:class-names=""/></text:p>
        </draw:text-box>
        <svg:desc/>
      </draw:frame>
      <draw:frame draw:id="id21" presentation:style-name="a155" draw:name="コンテンツ プレースホルダ 2" svg:x="0.5in" svg:y="1.75in" svg:width="4.41667in" svg:height="4.94965in" presentation:class="object" presentation:placeholder="false">
        <draw:text-box>
          <text:list text:style-name="a133">
            <text:list-item>
              <text:p text:style-name="a132" text:class-names="" text:cond-style-name=""><text:span text:style-name="a131" text:class-names="">マスタ テキストの書式設定</text:span></text:p>
            </text:list-item>
          </text:list>
          <text:list text:style-name="a138">
            <text:list-item>
              <text:list text:style-name="a138">
                <text:list-item>
                  <text:p text:style-name="a137" text:class-names="" text:cond-style-name=""><text:span text:style-name="a134" text:class-names="">第<text:s text:c="1"/></text:span><text:span text:style-name="a135" text:class-names="">2<text:s text:c="1"/></text:span><text:span text:style-name="a136" text:class-names="">レベル</text:span></text:p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p text:style-name="a142" text:class-names="" text:cond-style-name=""><text:span text:style-name="a139" text:class-names="">第<text:s text:c="1"/></text:span><text:span text:style-name="a140" text:class-names="">3<text:s text:c="1"/></text:span><text:span text:style-name="a141" text:class-names="">レベル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4" text:class-names="">第<text:s text:c="1"/></text:span><text:span text:style-name="a145" text:class-names="">4<text:s text:c="1"/></text:span><text:span text:style-name="a146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list text:style-name="a154">
                        <text:list-item>
                          <text:list text:style-name="a154">
                            <text:list-item>
                              <text:p text:style-name="a153" text:class-names="" text:cond-style-name=""><text:span text:style-name="a149" text:class-names="">第<text:s text:c="1"/></text:span><text:span text:style-name="a150" text:class-names="">5<text:s text:c="1"/></text:span><text:span text:style-name="a151" text:class-names="">レベル</text:span><text:span text:style-name="a1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2" presentation:style-name="a180" draw:name="コンテンツ プレースホルダ 3" svg:x="5.08333in" svg:y="1.75in" svg:width="4.41667in" svg:height="4.94965in" presentation:class="object" presentation:placeholder="false">
        <draw:text-box>
          <text:list text:style-name="a158">
            <text:list-item>
              <text:p text:style-name="a157" text:class-names="" text:cond-style-name=""><text:span text:style-name="a156" text:class-names="">マスタ テキストの書式設定</text:span></text:p>
            </text:list-item>
          </text:list>
          <text:list text:style-name="a163">
            <text:list-item>
              <text:list text:style-name="a163">
                <text:list-item>
                  <text:p text:style-name="a162" text:class-names="" text:cond-style-name=""><text:span text:style-name="a159" text:class-names="">第<text:s text:c="1"/></text:span><text:span text:style-name="a160" text:class-names="">2<text:s text:c="1"/></text:span><text:span text:style-name="a161" text:class-names="">レベル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4" text:class-names="">第<text:s text:c="1"/></text:span><text:span text:style-name="a165" text:class-names="">3<text:s text:c="1"/></text:span><text:span text:style-name="a166" text:class-names="">レベル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69" text:class-names="">第<text:s text:c="1"/></text:span><text:span text:style-name="a170" text:class-names="">4<text:s text:c="1"/></text:span><text:span text:style-name="a171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list text:style-name="a179">
                            <text:list-item>
                              <text:p text:style-name="a178" text:class-names="" text:cond-style-name=""><text:span text:style-name="a174" text:class-names="">第<text:s text:c="1"/></text:span><text:span text:style-name="a175" text:class-names="">5<text:s text:c="1"/></text:span><text:span text:style-name="a176" text:class-names="">レベル</text:span><text:span text:style-name="a1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3" presentation:style-name="a185" draw:name="日付プレースホルダ 4" svg:x="0.5in" svg:y="6.95139in" svg:width="2.33333in" svg:height="0.39931in" presentation:class="date-time" presentation:placeholder="false">
        <draw:text-box>
          <text:p text:style-name="a184" text:class-names="" text:cond-style-name=""><text:span text:style-name="a181" text:class-names=""><text:date text:fixed="false" style:data-style-name="a182">2012/11/19</text:date></text:span><text:span text:style-name="a183" text:class-names=""/></text:p>
        </draw:text-box>
        <svg:desc/>
      </draw:frame>
      <draw:frame draw:id="id24" presentation:style-name="a188" draw:name="フッター プレースホルダ 5" svg:x="3.41667in" svg:y="6.95139in" svg:width="3.16667in" svg:height="0.39931in" presentation:class="footer" presentation:placeholder="false">
        <draw:text-box>
          <text:p text:style-name="a187" text:class-names="" text:cond-style-name=""><text:span text:style-name="a186" text:class-names=""/></text:p>
        </draw:text-box>
        <svg:desc/>
      </draw:frame>
      <draw:frame draw:id="id25" presentation:style-name="a192" draw:name="スライド番号プレースホルダ 6" svg:x="7.16667in" svg:y="6.95139in" svg:width="2.33333in" svg:height="0.39931in" presentation:class="page-number" presentation:placeholder="false">
        <draw:text-box>
          <text:p text:style-name="a191" text:class-names="" text:cond-style-name=""><text:span text:style-name="a189" text:class-names=""><text:page-number style:num-format="1" text:fixed="false">&lt;#&gt;</text:page-number></text:span><text:span text:style-name="a190" text:class-names=""/></text:p>
        </draw:text-box>
        <svg:desc/>
      </draw:frame>
    </style:master-page>
    <style:master-page style:name="Master1-Layout5-twoTxTwoObj-比較" style:page-layout-name="pageLayout1" draw:style-name="a193">
      <draw:frame draw:id="id26" presentation:style-name="a197" draw:name="タイトル 1" svg:x="0.5in" svg:y="0.30035in" svg:width="9in" svg:height="1.25in" presentation:class="title" presentation:placeholder="false">
        <draw:text-box>
          <text:p text:style-name="a196" text:class-names="" text:cond-style-name=""><text:span text:style-name="a194" text:class-names="">マスタ タイトルの書式設定</text:span><text:span text:style-name="a195" text:class-names=""/></text:p>
        </draw:text-box>
        <svg:desc/>
      </draw:frame>
      <draw:frame draw:id="id27" presentation:style-name="a201" draw:name="テキスト プレースホルダ 2" svg:x="0.5in" svg:y="1.67882in" svg:width="4.4184in" svg:height="0.69965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>マスタ テキストの書式設定</text:span></text:p>
            </text:list-item>
          </text:list>
        </draw:text-box>
        <svg:desc/>
      </draw:frame>
      <draw:frame draw:id="id28" presentation:style-name="a226" draw:name="コンテンツ プレースホルダ 3" svg:x="0.5in" svg:y="2.37847in" svg:width="4.4184in" svg:height="4.32118in" presentation:class="object" presentation:placeholder="false">
        <draw:text-box>
          <text:list text:style-name="a204">
            <text:list-item>
              <text:p text:style-name="a203" text:class-names="" text:cond-style-name=""><text:span text:style-name="a202" text:class-names="">マスタ テキストの書式設定</text:span></text:p>
            </text:list-item>
          </text:list>
          <text:list text:style-name="a209">
            <text:list-item>
              <text:list text:style-name="a209">
                <text:list-item>
                  <text:p text:style-name="a208" text:class-names="" text:cond-style-name=""><text:span text:style-name="a205" text:class-names="">第<text:s text:c="1"/></text:span><text:span text:style-name="a206" text:class-names="">2<text:s text:c="1"/></text:span><text:span text:style-name="a207" text:class-names="">レベル</text:span></text:p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p text:style-name="a213" text:class-names="" text:cond-style-name=""><text:span text:style-name="a210" text:class-names="">第<text:s text:c="1"/></text:span><text:span text:style-name="a211" text:class-names="">3<text:s text:c="1"/></text:span><text:span text:style-name="a212" text:class-names="">レベル</text:span></text:p>
                    </text:list-item>
                  </text:list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list text:style-name="a219">
                        <text:list-item>
                          <text:p text:style-name="a218" text:class-names="" text:cond-style-name=""><text:span text:style-name="a215" text:class-names="">第<text:s text:c="1"/></text:span><text:span text:style-name="a216" text:class-names="">4<text:s text:c="1"/></text:span><text:span text:style-name="a217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list text:style-name="a225">
                        <text:list-item>
                          <text:list text:style-name="a225">
                            <text:list-item>
                              <text:p text:style-name="a224" text:class-names="" text:cond-style-name=""><text:span text:style-name="a220" text:class-names="">第<text:s text:c="1"/></text:span><text:span text:style-name="a221" text:class-names="">5<text:s text:c="1"/></text:span><text:span text:style-name="a222" text:class-names="">レベル</text:span><text:span text:style-name="a2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9" presentation:style-name="a230" draw:name="テキスト プレースホルダ 4" svg:x="5.07986in" svg:y="1.67882in" svg:width="4.42014in" svg:height="0.69965in" presentation:class="outline" presentation:placeholder="false">
        <draw:text-box>
          <text:list text:style-name="a229">
            <text:list-item>
              <text:p text:style-name="a228" text:class-names="" text:cond-style-name=""><text:span text:style-name="a227" text:class-names="">マスタ テキストの書式設定</text:span></text:p>
            </text:list-item>
          </text:list>
        </draw:text-box>
        <svg:desc/>
      </draw:frame>
      <draw:frame draw:id="id30" presentation:style-name="a255" draw:name="コンテンツ プレースホルダ 5" svg:x="5.07986in" svg:y="2.37847in" svg:width="4.42014in" svg:height="4.3211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マスタ テキストの書式設定</text:span></text:p>
            </text:list-item>
          </text:list>
          <text:list text:style-name="a238">
            <text:list-item>
              <text:list text:style-name="a238">
                <text:list-item>
                  <text:p text:style-name="a237" text:class-names="" text:cond-style-name=""><text:span text:style-name="a234" text:class-names="">第<text:s text:c="1"/></text:span><text:span text:style-name="a235" text:class-names="">2<text:s text:c="1"/></text:span><text:span text:style-name="a236" text:class-names="">レベル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39" text:class-names="">第<text:s text:c="1"/></text:span><text:span text:style-name="a240" text:class-names="">3<text:s text:c="1"/></text:span><text:span text:style-name="a241" text:class-names="">レベル</text:span></text:p>
                    </text:list-item>
                  </text:list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list text:style-name="a248">
                        <text:list-item>
                          <text:p text:style-name="a247" text:class-names="" text:cond-style-name=""><text:span text:style-name="a244" text:class-names="">第<text:s text:c="1"/></text:span><text:span text:style-name="a245" text:class-names="">4<text:s text:c="1"/></text:span><text:span text:style-name="a246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49" text:class-names="">第<text:s text:c="1"/></text:span><text:span text:style-name="a250" text:class-names="">5<text:s text:c="1"/></text:span><text:span text:style-name="a251" text:class-names="">レベル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1" presentation:style-name="a260" draw:name="日付プレースホルダ 6" svg:x="0.5in" svg:y="6.95139in" svg:width="2.33333in" svg:height="0.39931in" presentation:class="date-time" presentation:placeholder="false">
        <draw:text-box>
          <text:p text:style-name="a259" text:class-names="" text:cond-style-name=""><text:span text:style-name="a256" text:class-names=""><text:date text:fixed="false" style:data-style-name="a257">2012/11/19</text:date></text:span><text:span text:style-name="a258" text:class-names=""/></text:p>
        </draw:text-box>
        <svg:desc/>
      </draw:frame>
      <draw:frame draw:id="id32" presentation:style-name="a263" draw:name="フッター プレースホルダ 7" svg:x="3.41667in" svg:y="6.95139in" svg:width="3.16667in" svg:height="0.39931in" presentation:class="footer" presentation:placeholder="false">
        <draw:text-box>
          <text:p text:style-name="a262" text:class-names="" text:cond-style-name=""><text:span text:style-name="a261" text:class-names=""/></text:p>
        </draw:text-box>
        <svg:desc/>
      </draw:frame>
      <draw:frame draw:id="id33" presentation:style-name="a267" draw:name="スライド番号プレースホルダ 8" svg:x="7.16667in" svg:y="6.95139in" svg:width="2.33333in" svg:height="0.39931in" presentation:class="page-number" presentation:placeholder="false">
        <draw:text-box>
          <text:p text:style-name="a266" text:class-names="" text:cond-style-name=""><text:span text:style-name="a264" text:class-names=""><text:page-number style:num-format="1" text:fixed="false">&lt;#&gt;</text:page-number></text:span><text:span text:style-name="a265" text:class-names=""/></text:p>
        </draw:text-box>
        <svg:desc/>
      </draw:frame>
    </style:master-page>
    <style:master-page style:name="Master1-Layout6-titleOnly-タイトルのみ" style:page-layout-name="pageLayout1" draw:style-name="a268">
      <draw:frame draw:id="id34" presentation:style-name="a272" draw:name="タイトル 1" svg:x="0.5in" svg:y="0.30035in" svg:width="9in" svg:height="1.25in" presentation:class="title" presentation:placeholder="false">
        <draw:text-box>
          <text:p text:style-name="a271" text:class-names="" text:cond-style-name=""><text:span text:style-name="a269" text:class-names="">マスタ タイトルの書式設定</text:span><text:span text:style-name="a270" text:class-names=""/></text:p>
        </draw:text-box>
        <svg:desc/>
      </draw:frame>
      <draw:frame draw:id="id35" presentation:style-name="a277" draw:name="日付プレースホルダ 2" svg:x="0.5in" svg:y="6.95139in" svg:width="2.33333in" svg:height="0.39931in" presentation:class="date-time" presentation:placeholder="false">
        <draw:text-box>
          <text:p text:style-name="a276" text:class-names="" text:cond-style-name=""><text:span text:style-name="a273" text:class-names=""><text:date text:fixed="false" style:data-style-name="a274">2012/11/19</text:date></text:span><text:span text:style-name="a275" text:class-names=""/></text:p>
        </draw:text-box>
        <svg:desc/>
      </draw:frame>
      <draw:frame draw:id="id36" presentation:style-name="a280" draw:name="フッター プレースホルダ 3" svg:x="3.41667in" svg:y="6.95139in" svg:width="3.16667in" svg:height="0.39931in" presentation:class="footer" presentation:placeholder="false">
        <draw:text-box>
          <text:p text:style-name="a279" text:class-names="" text:cond-style-name=""><text:span text:style-name="a278" text:class-names=""/></text:p>
        </draw:text-box>
        <svg:desc/>
      </draw:frame>
      <draw:frame draw:id="id37" presentation:style-name="a284" draw:name="スライド番号プレースホルダ 4" svg:x="7.16667in" svg:y="6.95139in" svg:width="2.33333in" svg:height="0.39931in" presentation:class="page-number" presentation:placeholder="false">
        <draw:text-box>
          <text:p text:style-name="a283" text:class-names="" text:cond-style-name=""><text:span text:style-name="a281" text:class-names=""><text:page-number style:num-format="1" text:fixed="false">&lt;#&gt;</text:page-number></text:span><text:span text:style-name="a282" text:class-names=""/></text:p>
        </draw:text-box>
        <svg:desc/>
      </draw:frame>
    </style:master-page>
    <style:master-page style:name="Master1-Layout7-blank-白紙" style:page-layout-name="pageLayout1" draw:style-name="a285">
      <draw:frame draw:id="id38" presentation:style-name="a290" draw:name="日付プレースホルダ 1" svg:x="0.5in" svg:y="6.95139in" svg:width="2.33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>2012/11/19</text:date></text:span><text:span text:style-name="a288" text:class-names=""/></text:p>
        </draw:text-box>
        <svg:desc/>
      </draw:frame>
      <draw:frame draw:id="id39" presentation:style-name="a293" draw:name="フッター プレースホルダ 2" svg:x="3.41667in" svg:y="6.95139in" svg:width="3.16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desc/>
      </draw:frame>
      <draw:frame draw:id="id40" presentation:style-name="a297" draw:name="スライド番号プレースホルダ 3" svg:x="7.16667in" svg:y="6.95139in" svg:width="2.33333in" svg:height="0.39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>&lt;#&gt;</text:page-number></text:span><text:span text:style-name="a295" text:class-names=""/></text:p>
        </draw:text-box>
        <svg:desc/>
      </draw:frame>
    </style:master-page>
    <style:master-page style:name="Master1-Layout8-objTx-タイトル付きのコンテンツ" style:page-layout-name="pageLayout1" draw:style-name="a298">
      <draw:frame draw:id="id41" presentation:style-name="a302" draw:name="タイトル 1" svg:x="0.5in" svg:y="0.29861in" svg:width="3.28993in" svg:height="1.27083in" presentation:class="title" presentation:placeholder="false">
        <draw:text-box>
          <text:p text:style-name="a301" text:class-names="" text:cond-style-name=""><text:span text:style-name="a299" text:class-names="">マスタ タイトルの書式設定</text:span><text:span text:style-name="a300" text:class-names=""/></text:p>
        </draw:text-box>
        <svg:desc/>
      </draw:frame>
      <draw:frame draw:id="id42" presentation:style-name="a327" draw:name="コンテンツ プレースホルダ 2" svg:x="3.90972in" svg:y="0.29861in" svg:width="5.59028in" svg:height="6.40104in" presentation:class="object" presentation:placeholder="false">
        <draw:text-box>
          <text:list text:style-name="a305">
            <text:list-item>
              <text:p text:style-name="a304" text:class-names="" text:cond-style-name=""><text:span text:style-name="a303" text:class-names="">マスタ テキストの書式設定</text:span></text:p>
            </text:list-item>
          </text:list>
          <text:list text:style-name="a310">
            <text:list-item>
              <text:list text:style-name="a310">
                <text:list-item>
                  <text:p text:style-name="a309" text:class-names="" text:cond-style-name=""><text:span text:style-name="a306" text:class-names="">第<text:s text:c="1"/></text:span><text:span text:style-name="a307" text:class-names="">2<text:s text:c="1"/></text:span><text:span text:style-name="a308" text:class-names="">レベル</text:span></text:p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p text:style-name="a314" text:class-names="" text:cond-style-name=""><text:span text:style-name="a311" text:class-names="">第<text:s text:c="1"/></text:span><text:span text:style-name="a312" text:class-names="">3<text:s text:c="1"/></text:span><text:span text:style-name="a313" text:class-names="">レベル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6" text:class-names="">第<text:s text:c="1"/></text:span><text:span text:style-name="a317" text:class-names="">4<text:s text:c="1"/></text:span><text:span text:style-name="a318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list text:style-name="a326">
                            <text:list-item>
                              <text:p text:style-name="a325" text:class-names="" text:cond-style-name=""><text:span text:style-name="a321" text:class-names="">第<text:s text:c="1"/></text:span><text:span text:style-name="a322" text:class-names="">5<text:s text:c="1"/></text:span><text:span text:style-name="a323" text:class-names="">レベル</text:span><text:span text:style-name="a3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3" presentation:style-name="a331" draw:name="テキスト プレースホルダ 3" svg:x="0.5in" svg:y="1.56944in" svg:width="3.28993in" svg:height="5.13021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マスタ テキストの書式設定</text:span></text:p>
            </text:list-item>
          </text:list>
        </draw:text-box>
        <svg:desc/>
      </draw:frame>
      <draw:frame draw:id="id44" presentation:style-name="a336" draw:name="日付プレースホルダ 4" svg:x="0.5in" svg:y="6.95139in" svg:width="2.33333in" svg:height="0.39931in" presentation:class="date-time" presentation:placeholder="false">
        <draw:text-box>
          <text:p text:style-name="a335" text:class-names="" text:cond-style-name=""><text:span text:style-name="a332" text:class-names=""><text:date text:fixed="false" style:data-style-name="a333">2012/11/19</text:date></text:span><text:span text:style-name="a334" text:class-names=""/></text:p>
        </draw:text-box>
        <svg:desc/>
      </draw:frame>
      <draw:frame draw:id="id45" presentation:style-name="a339" draw:name="フッター プレースホルダ 5" svg:x="3.41667in" svg:y="6.95139in" svg:width="3.16667in" svg:height="0.39931in" presentation:class="footer" presentation:placeholder="false">
        <draw:text-box>
          <text:p text:style-name="a338" text:class-names="" text:cond-style-name=""><text:span text:style-name="a337" text:class-names=""/></text:p>
        </draw:text-box>
        <svg:desc/>
      </draw:frame>
      <draw:frame draw:id="id46" presentation:style-name="a343" draw:name="スライド番号プレースホルダ 6" svg:x="7.16667in" svg:y="6.95139in" svg:width="2.33333in" svg:height="0.39931in" presentation:class="page-number" presentation:placeholder="false">
        <draw:text-box>
          <text:p text:style-name="a342" text:class-names="" text:cond-style-name=""><text:span text:style-name="a340" text:class-names=""><text:page-number style:num-format="1" text:fixed="false">&lt;#&gt;</text:page-number></text:span><text:span text:style-name="a341" text:class-names=""/></text:p>
        </draw:text-box>
        <svg:desc/>
      </draw:frame>
    </style:master-page>
    <style:master-page style:name="Master1-Layout9-picTx-タイトル付きの図" style:page-layout-name="pageLayout1" draw:style-name="a344">
      <draw:frame draw:id="id47" presentation:style-name="a348" draw:name="タイトル 1" svg:x="1.96007in" svg:y="5.25in" svg:width="6in" svg:height="0.61979in" presentation:class="title" presentation:placeholder="false">
        <draw:text-box>
          <text:p text:style-name="a347" text:class-names="" text:cond-style-name=""><text:span text:style-name="a345" text:class-names="">マスタ タイトルの書式設定</text:span><text:span text:style-name="a346" text:class-names=""/></text:p>
        </draw:text-box>
        <svg:desc/>
      </draw:frame>
      <draw:frame draw:id="id48" presentation:style-name="a351" draw:name="図プレースホルダ 2" svg:x="1.96007in" svg:y="0.67014in" svg:width="6in" svg:height="4.5in" presentation:class="graphic" presentation:placeholder="false">
        <draw:text-box>
          <text:p text:style-name="a350" text:class-names="" text:cond-style-name=""><text:span text:style-name="a349" text:class-names=""/></text:p>
        </draw:text-box>
        <svg:desc/>
      </draw:frame>
      <draw:frame draw:id="id49" presentation:style-name="a355" draw:name="テキスト プレースホルダ 3" svg:x="1.96007in" svg:y="5.86979in" svg:width="6in" svg:height="0.88021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マスタ テキストの書式設定</text:span></text:p>
            </text:list-item>
          </text:list>
        </draw:text-box>
        <svg:desc/>
      </draw:frame>
      <draw:frame draw:id="id50" presentation:style-name="a360" draw:name="日付プレースホルダ 4" svg:x="0.5in" svg:y="6.95139in" svg:width="2.33333in" svg:height="0.39931in" presentation:class="date-time" presentation:placeholder="false">
        <draw:text-box>
          <text:p text:style-name="a359" text:class-names="" text:cond-style-name=""><text:span text:style-name="a356" text:class-names=""><text:date text:fixed="false" style:data-style-name="a357">2012/11/19</text:date></text:span><text:span text:style-name="a358" text:class-names=""/></text:p>
        </draw:text-box>
        <svg:desc/>
      </draw:frame>
      <draw:frame draw:id="id51" presentation:style-name="a363" draw:name="フッター プレースホルダ 5" svg:x="3.41667in" svg:y="6.95139in" svg:width="3.16667in" svg:height="0.39931in" presentation:class="footer" presentation:placeholder="false">
        <draw:text-box>
          <text:p text:style-name="a362" text:class-names="" text:cond-style-name=""><text:span text:style-name="a361" text:class-names=""/></text:p>
        </draw:text-box>
        <svg:desc/>
      </draw:frame>
      <draw:frame draw:id="id52" presentation:style-name="a367" draw:name="スライド番号プレースホルダ 6" svg:x="7.16667in" svg:y="6.95139in" svg:width="2.33333in" svg:height="0.39931in" presentation:class="page-number" presentation:placeholder="false">
        <draw:text-box>
          <text:p text:style-name="a366" text:class-names="" text:cond-style-name=""><text:span text:style-name="a364" text:class-names=""><text:page-number style:num-format="1" text:fixed="false">&lt;#&gt;</text:page-number></text:span><text:span text:style-name="a365" text:class-names=""/></text:p>
        </draw:text-box>
        <svg:desc/>
      </draw:frame>
    </style:master-page>
    <style:master-page style:name="Master1-Layout10-vertTx-タイトルと縦書きテキスト" style:page-layout-name="pageLayout1" draw:style-name="a368">
      <draw:frame draw:id="id53" presentation:style-name="a372" draw:name="タイトル 1" svg:x="0.5in" svg:y="0.30035in" svg:width="9in" svg:height="1.25in" presentation:class="title" presentation:placeholder="false">
        <draw:text-box>
          <text:p text:style-name="a371" text:class-names="" text:cond-style-name=""><text:span text:style-name="a369" text:class-names="">マスタ タイトルの書式設定</text:span><text:span text:style-name="a370" text:class-names=""/></text:p>
        </draw:text-box>
        <svg:desc/>
      </draw:frame>
      <draw:frame draw:id="id54" presentation:style-name="a397" draw:name="縦書きテキスト プレースホルダ 2" svg:x="0.5in" svg:y="1.75in" svg:width="9in" svg:height="4.94965in" presentation:class="outline" presentation:placeholder="false">
        <draw:text-box>
          <text:list text:style-name="a375">
            <text:list-item>
              <text:p text:style-name="a374" text:class-names="" text:cond-style-name=""><text:span text:style-name="a373" text:class-names="">マスタ テキストの書式設定</text:span></text:p>
            </text:list-item>
          </text:list>
          <text:list text:style-name="a380">
            <text:list-item>
              <text:list text:style-name="a380">
                <text:list-item>
                  <text:p text:style-name="a379" text:class-names="" text:cond-style-name=""><text:span text:style-name="a376" text:class-names="">第<text:s text:c="1"/></text:span><text:span text:style-name="a377" text:class-names="">2<text:s text:c="1"/></text:span><text:span text:style-name="a378" text:class-names="">レベル</text:span></text:p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p text:style-name="a384" text:class-names="" text:cond-style-name=""><text:span text:style-name="a381" text:class-names="">第<text:s text:c="1"/></text:span><text:span text:style-name="a382" text:class-names="">3<text:s text:c="1"/></text:span><text:span text:style-name="a383" text:class-names="">レベル</text:span></text:p>
                    </text:list-item>
                  </text:list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list text:style-name="a390">
                        <text:list-item>
                          <text:p text:style-name="a389" text:class-names="" text:cond-style-name=""><text:span text:style-name="a386" text:class-names="">第<text:s text:c="1"/></text:span><text:span text:style-name="a387" text:class-names="">4<text:s text:c="1"/></text:span><text:span text:style-name="a388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list text:style-name="a396">
                            <text:list-item>
                              <text:p text:style-name="a395" text:class-names="" text:cond-style-name=""><text:span text:style-name="a391" text:class-names="">第<text:s text:c="1"/></text:span><text:span text:style-name="a392" text:class-names="">5<text:s text:c="1"/></text:span><text:span text:style-name="a393" text:class-names="">レベル</text:span><text:span text:style-name="a3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5" presentation:style-name="a402" draw:name="日付プレースホルダ 3" svg:x="0.5in" svg:y="6.95139in" svg:width="2.33333in" svg:height="0.39931in" presentation:class="date-time" presentation:placeholder="false">
        <draw:text-box>
          <text:p text:style-name="a401" text:class-names="" text:cond-style-name=""><text:span text:style-name="a398" text:class-names=""><text:date text:fixed="false" style:data-style-name="a399">2012/11/19</text:date></text:span><text:span text:style-name="a400" text:class-names=""/></text:p>
        </draw:text-box>
        <svg:desc/>
      </draw:frame>
      <draw:frame draw:id="id56" presentation:style-name="a405" draw:name="フッター プレースホルダ 4" svg:x="3.41667in" svg:y="6.95139in" svg:width="3.16667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desc/>
      </draw:frame>
      <draw:frame draw:id="id57" presentation:style-name="a409" draw:name="スライド番号プレースホルダ 5" svg:x="7.16667in" svg:y="6.95139in" svg:width="2.33333in" svg:height="0.39931in" presentation:class="page-number" presentation:placeholder="false">
        <draw:text-box>
          <text:p text:style-name="a408" text:class-names="" text:cond-style-name=""><text:span text:style-name="a406" text:class-names=""><text:page-number style:num-format="1" text:fixed="false">&lt;#&gt;</text:page-number></text:span><text:span text:style-name="a407" text:class-names=""/></text:p>
        </draw:text-box>
        <svg:desc/>
      </draw:frame>
    </style:master-page>
    <style:master-page style:name="Master1-Layout11-vertTitleAndTx-縦書きタイトルと縦書きテキスト" style:page-layout-name="pageLayout1" draw:style-name="a410">
      <draw:frame draw:id="id58" presentation:style-name="a414" draw:name="縦書きタイトル 1" svg:x="7.25in" svg:y="0.30035in" svg:width="2.25in" svg:height="6.39931in" presentation:class="title" presentation:placeholder="false">
        <draw:text-box>
          <text:p text:style-name="a413" text:class-names="" text:cond-style-name=""><text:span text:style-name="a411" text:class-names="">マスタ タイトルの書式設定</text:span><text:span text:style-name="a412" text:class-names=""/></text:p>
        </draw:text-box>
        <svg:desc/>
      </draw:frame>
      <draw:frame draw:id="id59" presentation:style-name="a439" draw:name="縦書きテキスト プレースホルダ 2" svg:x="0.5in" svg:y="0.30035in" svg:width="6.58333in" svg:height="6.39931in" presentation:class="outline" presentation:placeholder="false">
        <draw:text-box>
          <text:list text:style-name="a417">
            <text:list-item>
              <text:p text:style-name="a416" text:class-names="" text:cond-style-name=""><text:span text:style-name="a415" text:class-names="">マスタ テキストの書式設定</text:span></text:p>
            </text:list-item>
          </text:list>
          <text:list text:style-name="a422">
            <text:list-item>
              <text:list text:style-name="a422">
                <text:list-item>
                  <text:p text:style-name="a421" text:class-names="" text:cond-style-name=""><text:span text:style-name="a418" text:class-names="">第<text:s text:c="1"/></text:span><text:span text:style-name="a419" text:class-names="">2<text:s text:c="1"/></text:span><text:span text:style-name="a420" text:class-names="">レベル</text:span></text:p>
                </text:list-item>
              </text:list>
            </text:list-item>
          </text:list>
          <text:list text:style-name="a427">
            <text:list-item>
              <text:list text:style-name="a427">
                <text:list-item>
                  <text:list text:style-name="a427">
                    <text:list-item>
                      <text:p text:style-name="a426" text:class-names="" text:cond-style-name=""><text:span text:style-name="a423" text:class-names="">第<text:s text:c="1"/></text:span><text:span text:style-name="a424" text:class-names="">3<text:s text:c="1"/></text:span><text:span text:style-name="a425" text:class-names="">レベル</text:span></text:p>
                    </text:list-item>
                  </text:list>
                </text:list-item>
              </text:list>
            </text:list-item>
          </text:list>
          <text:list text:style-name="a432">
            <text:list-item>
              <text:list text:style-name="a432">
                <text:list-item>
                  <text:list text:style-name="a432">
                    <text:list-item>
                      <text:list text:style-name="a432">
                        <text:list-item>
                          <text:p text:style-name="a431" text:class-names="" text:cond-style-name=""><text:span text:style-name="a428" text:class-names="">第<text:s text:c="1"/></text:span><text:span text:style-name="a429" text:class-names="">4<text:s text:c="1"/></text:span><text:span text:style-name="a430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8">
            <text:list-item>
              <text:list text:style-name="a438">
                <text:list-item>
                  <text:list text:style-name="a438">
                    <text:list-item>
                      <text:list text:style-name="a438">
                        <text:list-item>
                          <text:list text:style-name="a438">
                            <text:list-item>
                              <text:p text:style-name="a437" text:class-names="" text:cond-style-name=""><text:span text:style-name="a433" text:class-names="">第<text:s text:c="1"/></text:span><text:span text:style-name="a434" text:class-names="">5<text:s text:c="1"/></text:span><text:span text:style-name="a435" text:class-names="">レベル</text:span><text:span text:style-name="a4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0" presentation:style-name="a444" draw:name="日付プレースホルダ 3" svg:x="0.5in" svg:y="6.95139in" svg:width="2.33333in" svg:height="0.39931in" presentation:class="date-time" presentation:placeholder="false">
        <draw:text-box>
          <text:p text:style-name="a443" text:class-names="" text:cond-style-name=""><text:span text:style-name="a440" text:class-names=""><text:date text:fixed="false" style:data-style-name="a441">2012/11/19</text:date></text:span><text:span text:style-name="a442" text:class-names=""/></text:p>
        </draw:text-box>
        <svg:desc/>
      </draw:frame>
      <draw:frame draw:id="id61" presentation:style-name="a447" draw:name="フッター プレースホルダ 4" svg:x="3.41667in" svg:y="6.95139in" svg:width="3.16667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desc/>
      </draw:frame>
      <draw:frame draw:id="id62" presentation:style-name="a451" draw:name="スライド番号プレースホルダ 5" svg:x="7.16667in" svg:y="6.95139in" svg:width="2.33333in" svg:height="0.39931in" presentation:class="page-number" presentation:placeholder="false">
        <draw:text-box>
          <text:p text:style-name="a450" text:class-names="" text:cond-style-name=""><text:span text:style-name="a448" text:class-names=""><text:page-number style:num-format="1" text:fixed="false">&lt;#&gt;</text:page-number></text:span><text:span text:style-name="a449" text:class-names=""/></text:p>
        </draw:text-box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シミュレータ係</dc:title>
    <meta:initial-creator>yukisoma</meta:initial-creator>
    <dc:creator>相馬悠紀</dc:creator>
    <meta:creation-date>2012-11-19T12:25:08Z</meta:creation-date>
    <dc:date>2012-11-19T12:38:05Z</dc:date>
    <meta:editing-cycles>4</meta:editing-cycles>
    <meta:editing-duration>PT120S</meta:editing-duration>
    <meta:document-statistic meta:paragraph-count="7" meta:word-count="33"/>
  </office:meta>
</office:document-meta>
</file>